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805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2.1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45in"/>
    </style:style>
    <style:style style:name="co11" style:family="table-column">
      <style:table-column-properties fo:break-before="auto" style:column-width="0.7402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1.6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15in"/>
    </style:style>
    <style:style style:name="co16" style:family="table-column">
      <style:table-column-properties fo:break-before="auto" style:column-width="0.8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1.2201in"/>
    </style:style>
    <style:style style:name="ro1" style:family="table-row">
      <style:table-row-properties style:row-height="0.1736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2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2" style:family="table-cell" style:parent-style-name="Default">
      <style:table-cell-properties fo:background-color="#999999" style:cell-protect="none" style:print-content="true" style:text-align-source="fix" style:repeat-content="false" fo:border="1.5pt solid #666666" style:shadow="none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order-bottom="0.74pt solid #595959" fo:background-color="#81b6aa" style:cell-protect="protected formula-hidden" style:print-content="true" style:text-align-source="fix" style:repeat-content="false" fo:border-left="1.5pt solid #666666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6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1.5pt solid #666666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11" style:family="table-cell" style:parent-style-name="Default" style:data-style-name="N50">
      <style:table-cell-properties fo:border-bottom="0.74pt solid #999999" fo:background-color="#ffffff" style:cell-protect="none" style:print-content="true" style:text-align-source="fix" style:repeat-content="false" fo:border-left="1.5pt solid #666666" fo:border-right="0.74pt solid #999999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2" style:family="table-cell" style:parent-style-name="Default" style:data-style-name="N50">
      <style:table-cell-properties fo:border-bottom="1.5pt solid #666666" fo:background-color="#ffffff" style:cell-protect="none" style:print-content="true" style:text-align-source="fix" style:repeat-content="false" fo:border-left="1.5pt solid #666666" fo:border-right="0.74pt solid #999999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7" style:family="table-cell" style:parent-style-name="Default" style:data-style-name="N50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5" style:family="table-cell" style:parent-style-name="Default" style:data-style-name="N159">
      <style:table-cell-properties fo:border-bottom="1.25pt solid #808080" fo:background-color="#ffffff" style:cell-protect="protected formula-hidden" style:print-content="true" style:text-align-source="fix" style:repeat-content="false" fo:border-left="1.25pt solid #808080" fo:border-right="1.25pt solid #666666" fo:border-top="1.25pt solid #808080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9" style:family="table-cell" style:parent-style-name="Default">
      <style:table-cell-properties style:cell-protect="protected formula-hidden" style:print-content="true"/>
    </style:style>
    <style:style style:name="ce20" style:family="table-cell" style:parent-style-name="Default">
      <style:table-cell-properties fo:border-bottom="none" style:cell-protect="protected formula-hidden" style:print-content="true" fo:border-left="none" fo:border-right="none" style:shadow="none" fo:border-top="1.5pt solid #666666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cell-protect="protected formula-hidden" style:print-content="true" style:shadow="none"/>
      <style:text-properties style:font-name="Arial" fo:font-weight="bold" style:font-weight-asian="bold" style:font-weight-complex="bold"/>
    </style:style>
    <style:style style:name="ce16" style:family="table-cell" style:parent-style-name="Default">
      <style:table-cell-properties fo:border-bottom="0.74pt solid #595959" fo:background-color="#e36b51" style:cell-protect="protected formula-hidden" style:print-content="true" style:text-align-source="fix" style:repeat-content="false" fo:border-left="none" fo:border-right="none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none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27" style:family="table-cell" style:parent-style-name="Default" style:data-style-name="N42">
      <style:table-cell-properties fo:background-color="#ffffff" style:cell-protect="none" style:print-content="true" style:text-align-source="fix" style:repeat-content="false" fo:border="0.74pt solid #999999" style:shadow="none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29" style:family="table-cell" style:parent-style-name="Default" style:data-style-name="N42">
      <style:table-cell-properties fo:border-bottom="1.5pt solid #666666" fo:background-color="#ffffff" style:cell-protect="none" style:print-content="true" style:text-align-source="fix" style:repeat-content="false" fo:border-left="0.74pt solid #999999" fo:border-right="0.74pt solid #999999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38" style:family="table-cell" style:parent-style-name="Default" style:data-style-name="N42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39" style:family="table-cell" style:parent-style-name="Default" style:data-style-name="N42">
      <style:table-cell-properties fo:border-bottom="1.25pt solid #808080" fo:background-color="#ffffff" style:cell-protect="protected formula-hidden" style:print-content="true" style:text-align-source="fix" style:repeat-content="false" fo:border-left="1.25pt solid #666666" fo:border-right="1.25pt solid #808080" fo:border-top="1.25pt solid #808080" style:vertical-align="middle"/>
      <style:paragraph-properties fo:text-align="center"/>
      <style:text-properties fo:color="#666666" style:font-name="Arial" fo:font-size="9pt" fo:font-weight="bold" style:font-weight-asian="bold" style:font-weight-complex="bold"/>
    </style:style>
    <style:style style:name="ce31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1.5pt solid #666666"/>
      <style:text-properties style:font-name="Arial" fo:font-weight="bold" style:font-weight-asian="bold" style:font-weight-complex="bold"/>
    </style:style>
    <style:style style:name="ce32" style:family="table-cell" style:parent-style-name="Default">
      <style:table-cell-properties fo:border-bottom="none" style:cell-protect="protected formula-hidden" style:print-content="true" fo:border-left="none" fo:border-right="1.5pt solid #666666" style:shadow="none" fo:border-top="none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fo:border-bottom="0.74pt solid #595959" fo:background-color="#9caccf" style:cell-protect="protected formula-hidden" style:print-content="true" style:text-align-source="fix" style:repeat-content="false" fo:border-left="none" fo:border-right="1.5pt solid #666666" style:shadow="none" fo:border-top="0.74pt solid #595959" style:vertical-align="middle"/>
      <style:paragraph-properties fo:text-align="center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fo:border-bottom="0.74pt solid #595959" style:cell-protect="protected formula-hidden" style:print-content="true" style:text-align-source="fix" style:repeat-content="false" fo:border-left="none" fo:border-right="1.5pt solid #666666" style:shadow="none" fo:border-top="none"/>
      <style:paragraph-properties fo:text-align="center"/>
      <style:text-properties fo:color="#ffffff" style:font-name="Arial" fo:font-weight="bold" style:font-weight-asian="bold" style:font-weight-complex="bold"/>
    </style:style>
    <style:style style:name="ce45" style:family="table-cell" style:parent-style-name="Default" style:data-style-name="N40">
      <style:table-cell-properties fo:border-bottom="0.74pt solid #999999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46" style:family="table-cell" style:parent-style-name="Default" style:data-style-name="N40">
      <style:table-cell-properties fo:border-bottom="1.5pt solid #666666" fo:background-color="#dddddd" style:cell-protect="protected formula-hidden" style:print-content="true" style:text-align-source="fix" style:repeat-content="false" fo:border-left="none" fo:border-right="1.5pt solid #666666" style:shadow="none" fo:border-top="0.74pt solid #999999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50" style:family="table-cell" style:parent-style-name="Default" style:data-style-name="N41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48" style:family="table-cell" style:parent-style-name="Default" style:data-style-name="N40">
      <style:table-cell-properties fo:background-color="#ffffff" style:cell-protect="protected formula-hidden" style:print-content="true" style:text-align-source="fix" style:repeat-content="false" fo:border="1.25pt solid #729fcf" style:vertical-align="middle"/>
      <style:paragraph-properties fo:text-align="center"/>
      <style:text-properties style:font-name="Arial" fo:font-size="9pt" fo:font-weight="bold" style:font-weight-asian="bold" style:font-weight-complex="bold"/>
    </style:style>
    <style:style style:name="ce155" style:family="table-cell" style:parent-style-name="Default">
      <style:table-cell-properties style:cell-protect="protected formula-hidden" style:print-content="true"/>
      <style:text-properties style:font-name="Arial" fo:font-weight="bold" style:font-weight-asian="bold" style:font-weight-complex="bold"/>
    </style:style>
    <style:style style:name="ce6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text-outline="false" style:text-line-through-style="none" style:text-line-through-type="none" style:font-name="Arial" fo:font-size="8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3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78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1" fo:font-size="9pt" fo:font-weight="bold" style:font-weight-asian="bold" style:font-weight-complex="bold"/>
    </style:style>
    <style:style style:name="ce51" style:family="table-cell" style:parent-style-name="Default">
      <style:table-cell-properties style:cell-protect="none" style:print-content="true"/>
    </style:style>
    <style:style style:name="ce84" style:family="table-cell" style:parent-style-name="Default" style:data-style-name="N40">
      <style:table-cell-properties style:cell-protect="protected formula-hidden" style:print-content="true" style:text-align-source="fix" style:repeat-content="false" fo:border="1.25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83" style:family="table-cell" style:parent-style-name="Default" style:data-style-name="N156">
      <style:table-cell-properties style:cell-protect="protected formula-hidden" style:print-content="true" style:text-align-source="fix" style:repeat-content="false" fo:border="none"/>
      <style:paragraph-properties fo:text-align="center"/>
      <style:text-properties style:font-name="Arial" fo:font-size="9pt" fo:font-weight="bold" style:font-weight-asian="bold" style:font-weight-complex="bold"/>
    </style:style>
    <style:style style:name="ce61" style:family="table-cell" style:parent-style-name="Default">
      <style:table-cell-properties fo:background-color="#9caccf" style:cell-protect="protected formula-hidden" style:print-content="true" style:text-align-source="fix" style:repeat-content="false"/>
      <style:paragraph-properties fo:text-align="center"/>
      <style:text-properties fo:color="#ffffff" style:font-name="Arial1" fo:font-size="10pt" fo:font-weight="bold" style:font-size-asian="10pt" style:font-size-complex="10pt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1.25pt solid #808080"/>
      <style:paragraph-properties fo:text-align="center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  <style:text-properties style:font-name="Liberation Serif"/>
    </style:style>
    <style:style style:name="ce70" style:family="table-cell" style:parent-style-name="Default" style:data-style-name="N156">
      <style:table-cell-properties style:cell-protect="none" style:print-content="true" style:text-align-source="fix" style:repeat-content="false" fo:border="none"/>
      <style:paragraph-properties fo:text-align="center"/>
    </style:style>
    <style:style style:name="ce71" style:family="table-cell" style:parent-style-name="Default" style:data-style-name="N156">
      <style:table-cell-properties style:cell-protect="none" style:print-content="true"/>
    </style:style>
    <style:style style:name="ce77" style:family="table-cell" style:parent-style-name="Default">
      <style:table-cell-properties fo:background-color="#9caccf" style:cell-protect="protected formula-hidden" style:print-content="true"/>
    </style:style>
    <style:style style:name="ce80" style:family="table-cell" style:parent-style-name="Default" style:data-style-name="N40">
      <style:table-cell-properties style:cell-protect="none" style:print-content="true"/>
    </style:style>
    <style:style style:name="ce99" style:family="table-cell" style:parent-style-name="Default">
      <style:table-cell-properties style:cell-protect="protected formula-hidden" style:print-content="true" fo:border="1.25pt solid #80808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.111in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style:cell-protect="protected formula-hidden" style:print-content="tru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9caccf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Arial1" fo:font-size="12pt" fo:font-weight="bold"/>
    </style:style>
    <style:style style:name="ce78" style:family="table-cell" style:parent-style-name="Default">
      <style:table-cell-properties fo:background-color="#9caccf" style:cell-protect="protected formula-hidden" style:print-content="true" style:diagonal-bl-tr="none" style:diagonal-tl-br="none" style:text-align-source="fix" style:repeat-content="false" fo:border="none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style:cell-protect="protected formula-hidden" style:print-content="true" style:text-align-source="fix" style:repeat-content="false" fo:border="0.99pt solid #80808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105" style:family="table-cell" style:parent-style-name="Default" style:data-style-name="N156">
      <style:table-cell-properties fo:border-bottom="0.99pt solid #9caccf" style:cell-protect="protected formula-hidden" style:print-content="true" style:text-align-source="fix" style:repeat-content="false" fo:border-left="0.99pt solid #9caccf" fo:border-right="none" fo:border-top="0.99pt solid #9caccf"/>
      <style:paragraph-properties fo:text-align="start" fo:margin-left="0.7638in"/>
      <style:text-properties style:font-name="Arial" fo:font-size="9pt" fo:font-weight="bold" style:font-weight-asian="bold" style:font-weight-complex="bold"/>
    </style:style>
    <style:style style:name="ce106" style:family="table-cell" style:parent-style-name="Default">
      <style:table-cell-properties style:cell-protect="protected formula-hidden" style:print-content="true" style:text-align-source="fix" style:repeat-content="false" fo:border="0.99pt solid #808080"/>
      <style:paragraph-properties fo:text-align="center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61">
      <style:table-cell-properties fo:border-bottom="0.99pt solid #9caccf" fo:background-color="#eeeeee" style:cell-protect="protected formula-hidden" style:print-content="true" style:text-align-source="fix" style:repeat-content="false" fo:border-left="none" fo:border-right="0.99pt solid #9caccf" fo:border-top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08" style:family="table-cell" style:parent-style-name="Default" style:data-style-name="N156">
      <style:table-cell-properties fo:border-bottom="none" style:cell-protect="protected formula-hidden" style:print-content="true" style:text-align-source="fix" style:repeat-content="false" fo:border-left="0.85pt solid #9caccf" fo:border-right="0.85pt solid #9caccf" fo:border-top="none"/>
      <style:paragraph-properties fo:text-align="center"/>
      <style:text-properties style:font-name="Arial" fo:font-size="9pt" fo:font-weight="bold" style:font-weight-asian="bold" style:font-weight-complex="bold"/>
    </style:style>
    <style:style style:name="ce118" style:family="table-cell" style:parent-style-name="Default" style:data-style-name="N100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fo:font-style="normal" fo:font-weight="normal" style:font-size-asian="8pt" style:font-style-asian="italic" style:font-size-complex="8pt" style:font-style-complex="italic"/>
    </style:style>
    <style:style style:name="ce9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color="#666666" style:font-name="Arial" fo:font-size="8pt" style:font-size-asian="8pt" style:font-style-asian="italic" style:font-size-complex="8pt" style:font-style-complex="italic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rial" fo:font-weight="bold" style:font-weight-asian="bold" style:font-weight-complex="bold"/>
    </style:style>
    <style:style style:name="ce1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/>
      <style:text-properties style:font-name="Atlanta" fo:font-size="8pt" style:font-size-asian="8pt" style:font-size-complex="8pt"/>
    </style:style>
    <style:style style:name="ce114" style:family="table-cell" style:parent-style-name="Default" style:data-style-name="N156">
      <style:table-cell-properties style:cell-protect="protected formula-hidden" style:print-content="true" style:text-align-source="fix" style:repeat-content="false" fo:border="0.99pt solid #9caccf"/>
      <style:paragraph-properties fo:text-align="center"/>
      <style:text-properties style:font-name="Arial" fo:font-size="9pt" fo:font-weight="bold" style:font-weight-asian="bold" style:font-weight-complex="bold"/>
    </style:style>
    <style:style style:name="ce1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.111in"/>
      <style:text-properties style:font-name="Arial" fo:font-weight="bold" style:font-weight-asian="bold" style:font-weight-complex="bold"/>
    </style:style>
    <style:style style:name="ce97" style:family="table-cell" style:parent-style-name="Default" style:data-style-name="N43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ce9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font-name="Arial2" fo:font-size="8pt"/>
    </style:style>
    <style:style style:name="gr1" style:family="graphic">
      <style:graphic-properties svg:stroke-width="0in" svg:stroke-color="#333333" draw:marker-start-width="0.1in" draw:marker-end-width="0.1in" draw:fill="solid" draw:fill-color="#cccccc" draw:textarea-horizontal-align="justify" draw:textarea-vertical-align="middle" draw:auto-grow-height="false" fo:min-height="2.9539in" fo:min-width="1.237in" fo:padding-top="0in" fo:padding-bottom="0in" fo:padding-left="0in" fo:padding-right="0in"/>
    </style:style>
    <style:style style:name="gr2" style:family="graphic">
      <style:graphic-properties svg:stroke-width="0.0138in" svg:stroke-color="#eeeeee" draw:marker-start-width="0.1264in" draw:marker-end-width="0.1264in" draw:fill="solid" draw:fill-color="#999999" draw:textarea-horizontal-align="justify" draw:textarea-vertical-align="middle" draw:auto-grow-height="false" fo:min-height="0.3043in" fo:min-width="0.8929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3" style:family="graphic">
      <style:graphic-properties svg:stroke-width="0.0138in" svg:stroke-color="#eeeeee" draw:marker-start-width="0.1264in" draw:marker-end-width="0.1264in" draw:fill="solid" draw:fill-color="#9caccf" draw:textarea-horizontal-align="justify" draw:textarea-vertical-align="middle" draw:auto-grow-height="false" fo:min-height="0.2953in" fo:min-width="0.8862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4" style:family="graphic">
      <style:graphic-properties svg:stroke-width="0.0138in" svg:stroke-color="#eeeeee" draw:marker-start-width="0.1264in" draw:marker-end-width="0.1264in" draw:fill="solid" draw:fill-color="#e36b51" draw:textarea-horizontal-align="justify" draw:textarea-vertical-align="middle" draw:auto-grow-height="false" fo:min-height="0.287in" fo:min-width="0.9083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5" style:family="graphic">
      <style:graphic-properties svg:stroke-width="0.0138in" svg:stroke-color="#eeeeee" draw:marker-start-width="0.1307in" draw:marker-end-width="0.1307in" draw:fill="solid" draw:fill-color="#5983b0" draw:textarea-horizontal-align="center" draw:textarea-vertical-align="middle" draw:auto-grow-height="false" fo:min-height="0.2512in" fo:min-width="0.6693in" fo:padding-top="0.0071in" fo:padding-bottom="0.0071in" fo:padding-left="0.0071in" fo:padding-right="0.0071in" draw:shadow="visible" draw:shadow-offset-x="0.0201in" draw:shadow-offset-y="0.0201in" draw:shadow-color="#999999"/>
      <style:paragraph-properties style:writing-mode="lr-tb"/>
    </style:style>
    <style:style style:name="gr6" style:family="graphic">
      <style:graphic-properties svg:stroke-width="0.0138in" svg:stroke-color="#eeeeee" draw:marker-start-width="0.1264in" draw:marker-end-width="0.1264in" draw:fill="solid" draw:fill-color="#81b6aa" draw:textarea-horizontal-align="justify" draw:textarea-vertical-align="middle" draw:auto-grow-height="false" fo:min-height="0.3224in" fo:min-width="0.9118in" fo:padding-top="0.0071in" fo:padding-bottom="0.0071in" fo:padding-left="0.0071in" fo:padding-right="0.0071in" draw:shadow="visible" draw:shadow-offset-x="0.0201in" draw:shadow-offset-y="0.0201in" draw:shadow-color="#808080"/>
      <style:paragraph-properties style:writing-mode="lr-tb"/>
    </style:style>
    <style:style style:name="gr7" style:family="graphic">
      <style:graphic-properties svg:stroke-width="0.0138in" svg:stroke-color="#eeeeee" draw:marker-start-width="0.1264in" draw:marker-end-width="0.1264in" draw:fill="solid" draw:fill-color="#79849d" draw:textarea-horizontal-align="justify" draw:textarea-vertical-align="top" draw:auto-grow-height="false" fo:min-height="0.5551in" fo:min-width="0.8787in" fo:padding-top="0.0071in" fo:padding-bottom="0.0071in" fo:padding-left="0.0071in" fo:padding-right="0.0071in" draw:shadow="visible" draw:shadow-offset-x="0.0138in" draw:shadow-offset-y="0.0138in" draw:shadow-color="#808080"/>
      <style:paragraph-properties style:writing-mode="lr-tb"/>
    </style:style>
    <style:style style:name="gr8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693in" fo:min-width="0.2953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9" style:family="graphic">
      <style:graphic-properties svg:stroke-width="0.0138in" svg:stroke-color="#ffffff" draw:marker-start-width="0.1209in" draw:marker-end-width="0.1209in" draw:fill="solid" draw:fill-color="#cccccc" draw:textarea-horizontal-align="justify" draw:textarea-vertical-align="middle" draw:auto-grow-height="false" fo:min-height="0.1701in" fo:min-width="0.2921in" fo:padding-top="0.0067in" fo:padding-bottom="0.0067in" fo:padding-left="0.0067in" fo:padding-right="0.0067in" draw:shadow="visible" draw:shadow-offset-x="0.0138in" draw:shadow-offset-y="0.0138in" draw:shadow-color="#666666"/>
      <style:paragraph-properties style:writing-mode="lr-tb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11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512in" fo:min-width="0.738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2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3189in" fo:min-width="0.6606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gr13" style:family="graphic">
      <style:graphic-properties svg:stroke-width="0.0201in" svg:stroke-color="#eeeeee" draw:marker-start-width="0.1354in" draw:marker-end-width="0.1354in" draw:fill="solid" draw:fill-color="#9caccf" draw:gradient-step-count="88" draw:textarea-horizontal-align="justify" draw:textarea-vertical-align="middle" draw:auto-grow-height="false" fo:min-height="0.289in" fo:min-width="0.6303in" fo:padding-top="0.0102in" fo:padding-bottom="0.0102in" fo:padding-left="0.0102in" fo:padding-right="0.0102in" draw:shadow="visible" draw:shadow-offset-x="0.0138in" draw:shadow-offset-y="0.0138in" draw:shadow-color="#808080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 style:writing-mode="lr-tb"/>
      <style:text-properties fo:color="#ffffff" loext:opacity="100%" style:font-name="Arial1" fo:font-size="7pt" fo:font-weight="bold"/>
    </style:style>
    <style:style style:name="P3" style:family="paragraph">
      <loext:graphic-properties draw:fill="solid" draw:fill-color="#999999"/>
      <style:paragraph-properties fo:text-align="center" style:writing-mode="lr-tb"/>
      <style:text-properties fo:color="#ffffff" loext:opacity="100%" style:font-name="Arial1" fo:font-size="7pt" fo:font-weight="bold"/>
    </style:style>
    <style:style style:name="P4" style:family="paragraph">
      <loext:graphic-properties draw:fill="solid" draw:fill-color="#9caccf"/>
      <style:paragraph-properties fo:text-align="center" style:writing-mode="lr-tb"/>
      <style:text-properties fo:color="#ffffff" loext:opacity="100%" style:font-name="Arial1" fo:font-size="7pt" fo:font-weight="bold"/>
    </style:style>
    <style:style style:name="P5" style:family="paragraph">
      <loext:graphic-properties draw:fill="solid" draw:fill-color="#e36b51"/>
      <style:paragraph-properties fo:text-align="center" style:writing-mode="lr-tb"/>
      <style:text-properties fo:color="#ffffff" loext:opacity="100%" style:font-name="Arial1" fo:font-size="7pt" fo:font-weight="bold"/>
    </style:style>
    <style:style style:name="P6" style:family="paragraph">
      <style:paragraph-properties fo:margin-left="0in" fo:margin-right="0in" fo:text-align="center" fo:text-indent="0in" style:writing-mode="lr-tb">
        <style:tab-stops/>
      </style:paragraph-properties>
      <style:text-properties fo:color="#ffffff" loext:opacity="100%" style:text-position="0% 100%" style:font-name="Arial1" fo:font-size="8pt" fo:font-style="normal" fo:font-weight="bold"/>
    </style:style>
    <style:style style:name="P7" style:family="paragraph">
      <loext:graphic-properties draw:fill="solid" draw:fill-color="#5983b0"/>
      <style:paragraph-properties fo:margin-left="0in" fo:margin-right="0in" fo:text-align="center" fo:text-indent="0in" style:writing-mode="lr-tb">
        <style:tab-stops/>
      </style:paragraph-properties>
      <style:text-properties fo:color="#ffffff" loext:opacity="100%" style:text-position="0% 100%" style:font-name="Arial1" fo:font-size="8pt" fo:font-style="normal" fo:font-weight="bold"/>
    </style:style>
    <style:style style:name="P8" style:family="paragraph">
      <loext:graphic-properties draw:fill="solid" draw:fill-color="#81b6aa"/>
      <style:paragraph-properties fo:text-align="center" style:writing-mode="lr-tb"/>
      <style:text-properties fo:color="#ffffff" loext:opacity="100%" style:font-name="Arial1" fo:font-size="7pt" fo:font-weight="bold"/>
    </style:style>
    <style:style style:name="P9" style:family="paragraph">
      <style:paragraph-properties fo:text-align="center" style:writing-mode="lr-tb"/>
      <style:text-properties fo:color="#ffffff" loext:opacity="100%" style:font-name="Arial1" fo:font-size="8pt" fo:font-weight="bold"/>
    </style:style>
    <style:style style:name="P10" style:family="paragraph">
      <loext:graphic-properties draw:fill="solid" draw:fill-color="#79849d"/>
      <style:paragraph-properties fo:text-align="center" style:writing-mode="lr-tb"/>
      <style:text-properties fo:color="#ffffff" loext:opacity="100%" style:font-name="Arial1" fo:font-size="8pt" fo:font-weight="bold"/>
    </style:style>
    <style:style style:name="P11" style:family="paragraph">
      <style:paragraph-properties fo:text-align="center" style:writing-mode="lr-tb"/>
      <style:text-properties fo:font-size="12pt"/>
    </style:style>
    <style:style style:name="P12" style:family="paragraph">
      <loext:graphic-properties draw:fill="solid" draw:fill-color="#cccccc"/>
      <style:paragraph-properties fo:text-align="center" style:writing-mode="lr-tb"/>
      <style:text-properties fo:font-size="12pt"/>
    </style:style>
    <style:style style:name="P13" style:family="paragraph">
      <style:paragraph-properties fo:text-align="center" style:writing-mode="lr-tb"/>
      <style:text-properties fo:color="#000000" loext:opacity="100%" fo:font-size="12pt" style:font-relief="embossed"/>
    </style:style>
    <style:style style:name="P14" style:family="paragraph">
      <loext:graphic-properties draw:fill="solid" draw:fill-color="#cccccc"/>
      <style:paragraph-properties fo:text-align="center" style:writing-mode="lr-tb"/>
      <style:text-properties fo:color="#000000" loext:opacity="100%" fo:font-size="12pt" style:font-relief="embosse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solid" draw:fill-color="#9caccf" draw:gradient-step-count="88"/>
      <style:paragraph-properties fo:text-align="center" style:writing-mode="lr-tb"/>
      <style:text-properties fo:color="#ffffff" loext:opacity="100%" style:font-name="Arial1" fo:font-size="8pt" fo:font-weight="bold"/>
    </style:style>
    <style:style style:name="T1" style:family="text">
      <style:text-properties fo:color="#ffffff" loext:opacity="100%" style:font-name="Arial1" fo:font-size="7pt" fo:font-weight="bold"/>
    </style:style>
    <style:style style:name="T2" style:family="text">
      <style:text-properties fo:color="#ffffff" loext:opacity="100%" style:text-position="0% 100%" style:font-name="Arial1" fo:font-size="7pt" fo:font-style="normal" fo:font-weight="bold"/>
    </style:style>
    <style:style style:name="T3" style:family="text">
      <style:text-properties fo:color="#ffffff" loext:opacity="100%" style:font-name="Arial1" fo:font-size="8pt" fo:font-weight="bold"/>
    </style:style>
    <style:style style:name="T4" style:family="text">
      <style:text-properties fo:color="#ffffff" loext:opacity="100%" style:font-name="Arial1" fo:font-size="12pt" fo:text-shadow="1pt 1pt" fo:font-weight="bold" style:font-relief="none" style:text-overline-style="none" style:text-overline-color="#808080"/>
    </style:style>
    <style:style style:name="T5" style:family="text">
      <style:text-properties fo:color="#ffffff" loext:opacity="100%" style:text-outline="false" style:font-name="Arial1" fo:font-size="12pt" fo:text-shadow="1pt 1pt" fo:font-weight="bold" style:font-relief="embossed" style:text-overline-style="none" style:text-overline-color="#808080"/>
    </style:style>
    <style:style style:name="T6" style:family="text">
      <style:text-properties fo:color="#ffffff" loext:opacity="100%" style:font-name="Arial1" fo:font-size="9pt" fo:font-weight="bold"/>
    </style:style>
  </office:automatic-styles>
  <office:body>
    <office:spreadsheet table:structure-protected="true" table:protection-key="ZE/b5Wttq2qBCXJP/cu793TBe1g=" table:protection-key-digest-algorithm="http://www.w3.org/2000/09/xmldsig#sha1">
      <table:calculation-settings table:automatic-find-labels="false">
        <table:iteration table:status="enable"/>
      </table:calculation-settings>
      <table:table table:name="Sheet1" table:style-name="ta1" table:protected="true" table:protection-key="ZE/b5Wttq2qBCXJP/cu793TBe1g=" table:protection-key-digest-algorithm="http://www.w3.org/2000/09/xmldsig#sha1">
        <loext:table-protection loext:select-unprotected-cells="true"/>
        <table:shapes>
          <draw:custom-shape draw:z-index="0" draw:style-name="gr1" draw:text-style-name="P1" svg:width="1.274in" svg:height="2.9909in" svg:x="13.472in" svg:y="1.5071in">
            <text:p/>
            <draw:enhanced-geometry svg:viewBox="0 0 21600 21600" draw:path-stretchpoint-x="10800" draw:path-stretchpoint-y="10800" draw:text-areas="?f3 ?f4 ?f5 ?f6" draw:type="round-rectangle" draw:modifiers="1090.909090909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style-name="gr2" draw:text-style-name="P3" svg:width="0.9409in" svg:height="0.3524in" svg:x="13.6346in" svg:y="2.2122in">
            <office:event-listeners>
              <script:event-listener script:language="ooo:script" script:event-name="dom:click" xlink:href="vnd.sun.star.script:LibraryTT.Module1.ClearAnInput?language=Basic&amp;location=document" xlink:type="simple"/>
            </office:event-listeners>
            <text:p text:style-name="P2"><text:span text:style-name="T1">Clear an Inpu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style-name="gr3" draw:text-style-name="P4" svg:width="0.9335in" svg:height="0.3425in" svg:x="13.6343in" svg:y="3.472in">
            <office:event-listeners>
              <script:event-listener script:language="ooo:script" script:event-name="dom:click" xlink:href="vnd.sun.star.script:LibraryTT.Module1.EndOfDay?language=Basic&amp;location=document" xlink:type="simple"/>
            </office:event-listeners>
            <text:p text:style-name="P2"><text:span text:style-name="T1">End of Da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style-name="gr4" draw:text-style-name="P5" svg:width="0.9547in" svg:height="0.3335in" svg:x="13.6374in" svg:y="3.985in">
            <office:event-listeners>
              <script:event-listener script:language="ooo:script" script:event-name="dom:click" xlink:href="vnd.sun.star.script:LibraryTT.Module1.ClearInputs?language=Basic&amp;location=document" xlink:type="simple"/>
            </office:event-listeners>
            <text:p text:style-name="P2"><text:span text:style-name="T1">Clear all Inpu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7" svg:width="0.6831in" svg:height="0.3409in" svg:x="13.7047in" svg:y="0.7402in">
            <office:event-listeners>
              <script:event-listener script:language="ooo:script" script:event-name="dom:click" xlink:href="vnd.sun.star.script:LibraryTT.Module1.GoToHelp?language=Basic&amp;location=document" xlink:type="simple"/>
            </office:event-listeners>
            <text:p text:style-name="P6"><text:span text:style-name="T2"/></text:p>
            <text:p text:style-name="P6"><text:span text:style-name="T2">Instruction</text:span></text:p>
            <text:p text:style-name="P6"><text:span text:style-name="T2">Sheet</text:span></text:p>
            <draw:enhanced-geometry svg:viewBox="0 0 21600 21600" draw:glue-points="10800 0 0 10800 10800 21600 21600 10800" draw:text-areas="0 0 21600 ?f11" draw:type="paper" draw:modifiers="16476.993397663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z-index="5" draw:style-name="gr6" draw:text-style-name="P8" svg:width="0.9622in" svg:height="0.3728in" svg:x="13.6134in" svg:y="1.6866in">
            <office:event-listeners>
              <script:event-listener script:language="ooo:script" script:event-name="dom:click" xlink:href="vnd.sun.star.script:LibraryTT.Module1.InsertTimeThenRight?language=Basic&amp;location=document" xlink:type="simple"/>
            </office:event-listeners>
            <text:p text:style-name="P2"><text:span text:style-name="T1">Insert Ti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7" draw:text-style-name="P10" svg:width="0.9543in" svg:height="0.6307in" svg:x="13.6295in" svg:y="2.6988in">
            <text:p text:style-name="P9"><text:span text:style-name="T1">Shift an Input</text:span></text:p>
            <text:p text:style-name="P9"><text:span text:style-name="T1">5 Minutes</text:span></text:p>
            <text:p text:style-name="P9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12" svg:width="0.3283in" svg:height="0.2024in" svg:x="14.1587in" svg:y="3.0315in">
            <office:event-listeners>
              <script:event-listener script:language="ooo:script" script:event-name="dom:click" xlink:href="vnd.sun.star.script:LibraryTT.Module1.Add5Min?language=Basic&amp;location=document" xlink:type="simple"/>
            </office:event-listeners>
            <text:p text:style-name="P11"><text:span text:style-name="T4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style-name="gr9" draw:text-style-name="P14" svg:width="0.3252in" svg:height="0.2031in" svg:x="13.735in" svg:y="3.0327in">
            <office:event-listeners>
              <script:event-listener script:language="ooo:script" script:event-name="dom:click" xlink:href="vnd.sun.star.script:LibraryTT.Module1.Subtract5Min?language=Basic&amp;location=document" xlink:type="simple"/>
            </office:event-listeners>
            <text:p text:style-name="P13"><text:span text:style-name="T5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z-index="9" draw:name="Image 1" draw:style-name="gr10" draw:text-style-name="P15" svg:width="1.0815in" svg:height="0.45in" svg:x="13.565in" svg:y="4.8154in">
            <draw:image>
              <text:p/>
            </draw:image>
            <office:event-listeners>
              <script:event-listener script:language="ooo:script" script:event-name="dom:click" xlink:href="vnd.sun.star.script:LibraryTT.Module1.VisitWebsite?language=Basic&amp;location=document" xlink:type="simple"/>
            </office:event-listeners>
          </draw:frame>
        </table:shapes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4" table:number-columns-repeated="2" table:default-cell-style-name="ce19"/>
        <table:table-column table:style-name="co5" table:number-columns-repeated="46" table:default-cell-style-name="ce19"/>
        <table:table-row table:style-name="ro1">
          <table:table-cell table:style-name="ce2" office:value-type="string" calcext:value-type="string" table:number-columns-spanned="3" table:number-rows-spanned="2">
            <text:p>Client 1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Client 2</text:p>
          </table:table-cell>
          <table:covered-table-cell table:style-name="ce20"/>
          <table:covered-table-cell table:style-name="ce31"/>
          <table:table-cell table:style-name="ce155"/>
          <table:table-cell table:style-name="ce2" office:value-type="string" calcext:value-type="string" table:number-columns-spanned="3" table:number-rows-spanned="2">
            <text:p>Client 3</text:p>
          </table:table-cell>
          <table:covered-table-cell table:style-name="ce20"/>
          <table:covered-table-cell table:style-name="ce31"/>
          <table:table-cell/>
          <table:table-cell table:style-name="ce2" office:value-type="string" calcext:value-type="string" table:number-columns-spanned="3" table:number-rows-spanned="2">
            <text:p>Client 4</text:p>
          </table:table-cell>
          <table:covered-table-cell table:style-name="ce20"/>
          <table:covered-table-cell table:style-name="ce31"/>
          <table:table-cell table:number-columns-repeated="49"/>
        </table:table-row>
        <table:table-row table:style-name="ro1"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 table:style-name="ce155"/>
          <table:covered-table-cell table:style-name="ce4"/>
          <table:covered-table-cell table:style-name="ce21"/>
          <table:covered-table-cell table:style-name="ce32"/>
          <table:table-cell/>
          <table:covered-table-cell table:style-name="ce4"/>
          <table:covered-table-cell table:style-name="ce21"/>
          <table:covered-table-cell table:style-name="ce32"/>
          <table:table-cell table:number-columns-repeated="49"/>
        </table:table-row>
        <table:table-row table:style-name="ro1"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style-name="ce155"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/>
          <table:table-cell table:style-name="ce5" office:value-type="string" calcext:value-type="string" table:number-columns-spanned="1" table:number-rows-spanned="2">
            <text:p>Start</text:p>
          </table:table-cell>
          <table:table-cell table:style-name="ce16" office:value-type="string" calcext:value-type="string" table:number-columns-spanned="1" table:number-rows-spanned="2">
            <text:p>Stop</text:p>
          </table:table-cell>
          <table:table-cell table:style-name="ce33" office:value-type="string" calcext:value-type="string" table:number-columns-spanned="1" table:number-rows-spanned="2">
            <text:p>Total</text:p>
          </table:table-cell>
          <table:table-cell table:number-columns-repeated="49"/>
        </table:table-row>
        <table:table-row table:style-name="ro1"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 table:style-name="ce155"/>
          <table:covered-table-cell table:style-name="ce6"/>
          <table:covered-table-cell table:style-name="ce18"/>
          <table:covered-table-cell table:style-name="ce34"/>
          <table:table-cell/>
          <table:covered-table-cell table:style-name="ce6"/>
          <table:covered-table-cell table:style-name="ce18"/>
          <table:covered-table-cell table:style-name="ce34"/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5]=&quot;&quot;;&quot;&quot;;[.B5]=&quot;&quot;;&quot;&quot;;[.B5]&lt;[.A5]-TRUNC([.A5]) ;&quot;&quot;;[.B5]&gt;=[.A5]-TRUNC([.A5]);[.B5]-[.A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5]=&quot;&quot;;&quot;&quot;;[.F5]=&quot;&quot;;&quot;&quot;;[.F5]&lt;[.E5]-TRUNC([.E5]) ;&quot;&quot;;[.F5]&gt;=[.E5]-TRUNC([.E5]);[.F5]-[.E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5]=&quot;&quot;;&quot;&quot;;[.J5]=&quot;&quot;;&quot;&quot;;[.J5]&lt;[.I5]-TRUNC([.I5]) ;&quot;&quot;;[.J5]&gt;=[.I5]-TRUNC([.I5]);[.J5]-[.I5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5]=&quot;&quot;;&quot;&quot;;[.N5]=&quot;&quot;;&quot;&quot;;[.N5]&lt;[.M5]-TRUNC([.M5]) ;&quot;&quot;;[.N5]&gt;=[.M5]-TRUNC([.M5]);[.N5]-[.M5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6]=&quot;&quot;;&quot;&quot;;[.B6]=&quot;&quot;;&quot;&quot;;[.B6]&lt;[.A6]-TRUNC([.A6]) ;&quot;&quot;;[.B6]&gt;=[.A6]-TRUNC([.A6]);[.B6]-[.A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6]=&quot;&quot;;&quot;&quot;;[.F6]=&quot;&quot;;&quot;&quot;;[.F6]&lt;[.E6]-TRUNC([.E6]) ;&quot;&quot;;[.F6]&gt;=[.E6]-TRUNC([.E6]);[.F6]-[.E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6]=&quot;&quot;;&quot;&quot;;[.J6]=&quot;&quot;;&quot;&quot;;[.J6]&lt;[.I6]-TRUNC([.I6]) ;&quot;&quot;;[.J6]&gt;=[.I6]-TRUNC([.I6]);[.J6]-[.I6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6]=&quot;&quot;;&quot;&quot;;[.N6]=&quot;&quot;;&quot;&quot;;[.N6]&lt;[.M6]-TRUNC([.M6]) ;&quot;&quot;;[.N6]&gt;=[.M6]-TRUNC([.M6]);[.N6]-[.M6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7]=&quot;&quot;;&quot;&quot;;[.B7]=&quot;&quot;;&quot;&quot;;[.B7]&lt;[.A7]-TRUNC([.A7]) ;&quot;&quot;;[.B7]&gt;=[.A7]-TRUNC([.A7]);[.B7]-[.A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7]=&quot;&quot;;&quot;&quot;;[.F7]=&quot;&quot;;&quot;&quot;;[.F7]&lt;[.E7]-TRUNC([.E7]) ;&quot;&quot;;[.F7]&gt;=[.E7]-TRUNC([.E7]);[.F7]-[.E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7]=&quot;&quot;;&quot;&quot;;[.J7]=&quot;&quot;;&quot;&quot;;[.J7]&lt;[.I7]-TRUNC([.I7]) ;&quot;&quot;;[.J7]&gt;=[.I7]-TRUNC([.I7]);[.J7]-[.I7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7]=&quot;&quot;;&quot;&quot;;[.N7]=&quot;&quot;;&quot;&quot;;[.N7]&lt;[.M7]-TRUNC([.M7]) ;&quot;&quot;;[.N7]&gt;=[.M7]-TRUNC([.M7]);[.N7]-[.M7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8]=&quot;&quot;;&quot;&quot;;[.B8]=&quot;&quot;;&quot;&quot;;[.B8]&lt;[.A8]-TRUNC([.A8]) ;&quot;&quot;;[.B8]&gt;=[.A8]-TRUNC([.A8]);[.B8]-[.A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8]=&quot;&quot;;&quot;&quot;;[.F8]=&quot;&quot;;&quot;&quot;;[.F8]&lt;[.E8]-TRUNC([.E8]) ;&quot;&quot;;[.F8]&gt;=[.E8]-TRUNC([.E8]);[.F8]-[.E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8]=&quot;&quot;;&quot;&quot;;[.J8]=&quot;&quot;;&quot;&quot;;[.J8]&lt;[.I8]-TRUNC([.I8]) ;&quot;&quot;;[.J8]&gt;=[.I8]-TRUNC([.I8]);[.J8]-[.I8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8]=&quot;&quot;;&quot;&quot;;[.N8]=&quot;&quot;;&quot;&quot;;[.N8]&lt;[.M8]-TRUNC([.M8]) ;&quot;&quot;;[.N8]&gt;=[.M8]-TRUNC([.M8]);[.N8]-[.M8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9]=&quot;&quot;;&quot;&quot;;[.B9]=&quot;&quot;;&quot;&quot;;[.B9]&lt;[.A9]-TRUNC([.A9]) ;&quot;&quot;;[.B9]&gt;=[.A9]-TRUNC([.A9]);[.B9]-[.A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9]=&quot;&quot;;&quot;&quot;;[.F9]=&quot;&quot;;&quot;&quot;;[.F9]&lt;[.E9]-TRUNC([.E9]) ;&quot;&quot;;[.F9]&gt;=[.E9]-TRUNC([.E9]);[.F9]-[.E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9]=&quot;&quot;;&quot;&quot;;[.J9]=&quot;&quot;;&quot;&quot;;[.J9]&lt;[.I9]-TRUNC([.I9]) ;&quot;&quot;;[.J9]&gt;=[.I9]-TRUNC([.I9]);[.J9]-[.I9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9]=&quot;&quot;;&quot;&quot;;[.N9]=&quot;&quot;;&quot;&quot;;[.N9]&lt;[.M9]-TRUNC([.M9]) ;&quot;&quot;;[.N9]&gt;=[.M9]-TRUNC([.M9]);[.N9]-[.M9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0]=&quot;&quot;;&quot;&quot;;[.B10]=&quot;&quot;;&quot;&quot;;[.B10]&lt;[.A10]-TRUNC([.A10]) ;&quot;&quot;;[.B10]&gt;=[.A10]-TRUNC([.A10]);[.B10]-[.A1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0]=&quot;&quot;;&quot;&quot;;[.F10]=&quot;&quot;;&quot;&quot;;[.F10]&lt;[.E10]-TRUNC([.E10]) ;&quot;&quot;;[.F10]&gt;=[.E10]-TRUNC([.E10]);[.F10]-[.E1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0]=&quot;&quot;;&quot;&quot;;[.J10]=&quot;&quot;;&quot;&quot;;[.J10]&lt;[.I10]-TRUNC([.I10]) ;&quot;&quot;;[.J10]&gt;=[.I10]-TRUNC([.I10]);[.J10]-[.I10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0]=&quot;&quot;;&quot;&quot;;[.N10]=&quot;&quot;;&quot;&quot;;[.N10]&lt;[.M10]-TRUNC([.M10]) ;&quot;&quot;;[.N10]&gt;=[.M10]-TRUNC([.M10]);[.N10]-[.M10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1]=&quot;&quot;;&quot;&quot;;[.B11]=&quot;&quot;;&quot;&quot;;[.B11]&lt;[.A11]-TRUNC([.A11]) ;&quot;&quot;;[.B11]&gt;=[.A11]-TRUNC([.A11]);[.B11]-[.A1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1]=&quot;&quot;;&quot;&quot;;[.F11]=&quot;&quot;;&quot;&quot;;[.F11]&lt;[.E11]-TRUNC([.E11]) ;&quot;&quot;;[.F11]&gt;=[.E11]-TRUNC([.E11]);[.F11]-[.E1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1]=&quot;&quot;;&quot;&quot;;[.J11]=&quot;&quot;;&quot;&quot;;[.J11]&lt;[.I11]-TRUNC([.I11]) ;&quot;&quot;;[.J11]&gt;=[.I11]-TRUNC([.I11]);[.J11]-[.I11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1]=&quot;&quot;;&quot;&quot;;[.N11]=&quot;&quot;;&quot;&quot;;[.N11]&lt;[.M11]-TRUNC([.M11]) ;&quot;&quot;;[.N11]&gt;=[.M11]-TRUNC([.M11]);[.N11]-[.M11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2]=&quot;&quot;;&quot;&quot;;[.B12]=&quot;&quot;;&quot;&quot;;[.B12]&lt;[.A12]-TRUNC([.A12]) ;&quot;&quot;;[.B12]&gt;=[.A12]-TRUNC([.A12]);[.B12]-[.A1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2]=&quot;&quot;;&quot;&quot;;[.F12]=&quot;&quot;;&quot;&quot;;[.F12]&lt;[.E12]-TRUNC([.E12]) ;&quot;&quot;;[.F12]&gt;=[.E12]-TRUNC([.E12]);[.F12]-[.E1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2]=&quot;&quot;;&quot;&quot;;[.J12]=&quot;&quot;;&quot;&quot;;[.J12]&lt;[.I12]-TRUNC([.I12]) ;&quot;&quot;;[.J12]&gt;=[.I12]-TRUNC([.I12]);[.J12]-[.I12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2]=&quot;&quot;;&quot;&quot;;[.N12]=&quot;&quot;;&quot;&quot;;[.N12]&lt;[.M12]-TRUNC([.M12]) ;&quot;&quot;;[.N12]&gt;=[.M12]-TRUNC([.M12]);[.N12]-[.M12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3]=&quot;&quot;;&quot;&quot;;[.B13]=&quot;&quot;;&quot;&quot;;[.B13]&lt;[.A13]-TRUNC([.A13]) ;&quot;&quot;;[.B13]&gt;=[.A13]-TRUNC([.A13]);[.B13]-[.A1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3]=&quot;&quot;;&quot;&quot;;[.F13]=&quot;&quot;;&quot;&quot;;[.F13]&lt;[.E13]-TRUNC([.E13]) ;&quot;&quot;;[.F13]&gt;=[.E13]-TRUNC([.E13]);[.F13]-[.E1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3]=&quot;&quot;;&quot;&quot;;[.J13]=&quot;&quot;;&quot;&quot;;[.J13]&lt;[.I13]-TRUNC([.I13]) ;&quot;&quot;;[.J13]&gt;=[.I13]-TRUNC([.I13]);[.J13]-[.I13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3]=&quot;&quot;;&quot;&quot;;[.N13]=&quot;&quot;;&quot;&quot;;[.N13]&lt;[.M13]-TRUNC([.M13]) ;&quot;&quot;;[.N13]&gt;=[.M13]-TRUNC([.M13]);[.N13]-[.M13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4]=&quot;&quot;;&quot;&quot;;[.B14]=&quot;&quot;;&quot;&quot;;[.B14]&lt;[.A14]-TRUNC([.A14]) ;&quot;&quot;;[.B14]&gt;=[.A14]-TRUNC([.A14]);[.B14]-[.A1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4]=&quot;&quot;;&quot;&quot;;[.F14]=&quot;&quot;;&quot;&quot;;[.F14]&lt;[.E14]-TRUNC([.E14]) ;&quot;&quot;;[.F14]&gt;=[.E14]-TRUNC([.E14]);[.F14]-[.E1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4]=&quot;&quot;;&quot;&quot;;[.J14]=&quot;&quot;;&quot;&quot;;[.J14]&lt;[.I14]-TRUNC([.I14]) ;&quot;&quot;;[.J14]&gt;=[.I14]-TRUNC([.I14]);[.J14]-[.I14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4]=&quot;&quot;;&quot;&quot;;[.N14]=&quot;&quot;;&quot;&quot;;[.N14]&lt;[.M14]-TRUNC([.M14]) ;&quot;&quot;;[.N14]&gt;=[.M14]-TRUNC([.M14]);[.N14]-[.M14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5]=&quot;&quot;;&quot;&quot;;[.B15]=&quot;&quot;;&quot;&quot;;[.B15]&lt;[.A15]-TRUNC([.A15]) ;&quot;&quot;;[.B15]&gt;=[.A15]-TRUNC([.A15]);[.B15]-[.A1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5]=&quot;&quot;;&quot;&quot;;[.F15]=&quot;&quot;;&quot;&quot;;[.F15]&lt;[.E15]-TRUNC([.E15]) ;&quot;&quot;;[.F15]&gt;=[.E15]-TRUNC([.E15]);[.F15]-[.E1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5]=&quot;&quot;;&quot;&quot;;[.J15]=&quot;&quot;;&quot;&quot;;[.J15]&lt;[.I15]-TRUNC([.I15]) ;&quot;&quot;;[.J15]&gt;=[.I15]-TRUNC([.I15]);[.J15]-[.I15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5]=&quot;&quot;;&quot;&quot;;[.N15]=&quot;&quot;;&quot;&quot;;[.N15]&lt;[.M15]-TRUNC([.M15]) ;&quot;&quot;;[.N15]&gt;=[.M15]-TRUNC([.M15]);[.N15]-[.M15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6]=&quot;&quot;;&quot;&quot;;[.B16]=&quot;&quot;;&quot;&quot;;[.B16]&lt;[.A16]-TRUNC([.A16]) ;&quot;&quot;;[.B16]&gt;=[.A16]-TRUNC([.A16]);[.B16]-[.A1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6]=&quot;&quot;;&quot;&quot;;[.F16]=&quot;&quot;;&quot;&quot;;[.F16]&lt;[.E16]-TRUNC([.E16]) ;&quot;&quot;;[.F16]&gt;=[.E16]-TRUNC([.E16]);[.F16]-[.E1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6]=&quot;&quot;;&quot;&quot;;[.J16]=&quot;&quot;;&quot;&quot;;[.J16]&lt;[.I16]-TRUNC([.I16]) ;&quot;&quot;;[.J16]&gt;=[.I16]-TRUNC([.I16]);[.J16]-[.I16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6]=&quot;&quot;;&quot;&quot;;[.N16]=&quot;&quot;;&quot;&quot;;[.N16]&lt;[.M16]-TRUNC([.M16]) ;&quot;&quot;;[.N16]&gt;=[.M16]-TRUNC([.M16]);[.N16]-[.M16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7]=&quot;&quot;;&quot;&quot;;[.B17]=&quot;&quot;;&quot;&quot;;[.B17]&lt;[.A17]-TRUNC([.A17]) ;&quot;&quot;;[.B17]&gt;=[.A17]-TRUNC([.A17]);[.B17]-[.A1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7]=&quot;&quot;;&quot;&quot;;[.F17]=&quot;&quot;;&quot;&quot;;[.F17]&lt;[.E17]-TRUNC([.E17]) ;&quot;&quot;;[.F17]&gt;=[.E17]-TRUNC([.E17]);[.F17]-[.E1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7]=&quot;&quot;;&quot;&quot;;[.J17]=&quot;&quot;;&quot;&quot;;[.J17]&lt;[.I17]-TRUNC([.I17]) ;&quot;&quot;;[.J17]&gt;=[.I17]-TRUNC([.I17]);[.J17]-[.I17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7]=&quot;&quot;;&quot;&quot;;[.N17]=&quot;&quot;;&quot;&quot;;[.N17]&lt;[.M17]-TRUNC([.M17]) ;&quot;&quot;;[.N17]&gt;=[.M17]-TRUNC([.M17]);[.N17]-[.M17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8]=&quot;&quot;;&quot;&quot;;[.B18]=&quot;&quot;;&quot;&quot;;[.B18]&lt;[.A18]-TRUNC([.A18]) ;&quot;&quot;;[.B18]&gt;=[.A18]-TRUNC([.A18]);[.B18]-[.A1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8]=&quot;&quot;;&quot;&quot;;[.F18]=&quot;&quot;;&quot;&quot;;[.F18]&lt;[.E18]-TRUNC([.E18]) ;&quot;&quot;;[.F18]&gt;=[.E18]-TRUNC([.E18]);[.F18]-[.E1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8]=&quot;&quot;;&quot;&quot;;[.J18]=&quot;&quot;;&quot;&quot;;[.J18]&lt;[.I18]-TRUNC([.I18]) ;&quot;&quot;;[.J18]&gt;=[.I18]-TRUNC([.I18]);[.J18]-[.I18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8]=&quot;&quot;;&quot;&quot;;[.N18]=&quot;&quot;;&quot;&quot;;[.N18]&lt;[.M18]-TRUNC([.M18]) ;&quot;&quot;;[.N18]&gt;=[.M18]-TRUNC([.M18]);[.N18]-[.M18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19]=&quot;&quot;;&quot;&quot;;[.B19]=&quot;&quot;;&quot;&quot;;[.B19]&lt;[.A19]-TRUNC([.A19]) ;&quot;&quot;;[.B19]&gt;=[.A19]-TRUNC([.A19]);[.B19]-[.A1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19]=&quot;&quot;;&quot;&quot;;[.F19]=&quot;&quot;;&quot;&quot;;[.F19]&lt;[.E19]-TRUNC([.E19]) ;&quot;&quot;;[.F19]&gt;=[.E19]-TRUNC([.E19]);[.F19]-[.E1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19]=&quot;&quot;;&quot;&quot;;[.J19]=&quot;&quot;;&quot;&quot;;[.J19]&lt;[.I19]-TRUNC([.I19]) ;&quot;&quot;;[.J19]&gt;=[.I19]-TRUNC([.I19]);[.J19]-[.I19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19]=&quot;&quot;;&quot;&quot;;[.N19]=&quot;&quot;;&quot;&quot;;[.N19]&lt;[.M19]-TRUNC([.M19]) ;&quot;&quot;;[.N19]&gt;=[.M19]-TRUNC([.M19]);[.N19]-[.M19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0]=&quot;&quot;;&quot;&quot;;[.B20]=&quot;&quot;;&quot;&quot;;[.B20]&lt;[.A20]-TRUNC([.A20]) ;&quot;&quot;;[.B20]&gt;=[.A20]-TRUNC([.A20]);[.B20]-[.A2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0]=&quot;&quot;;&quot;&quot;;[.F20]=&quot;&quot;;&quot;&quot;;[.F20]&lt;[.E20]-TRUNC([.E20]) ;&quot;&quot;;[.F20]&gt;=[.E20]-TRUNC([.E20]);[.F20]-[.E2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0]=&quot;&quot;;&quot;&quot;;[.J20]=&quot;&quot;;&quot;&quot;;[.J20]&lt;[.I20]-TRUNC([.I20]) ;&quot;&quot;;[.J20]&gt;=[.I20]-TRUNC([.I20]);[.J20]-[.I20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0]=&quot;&quot;;&quot;&quot;;[.N20]=&quot;&quot;;&quot;&quot;;[.N20]&lt;[.M20]-TRUNC([.M20]) ;&quot;&quot;;[.N20]&gt;=[.M20]-TRUNC([.M20]);[.N20]-[.M20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1]=&quot;&quot;;&quot;&quot;;[.B21]=&quot;&quot;;&quot;&quot;;[.B21]&lt;[.A21]-TRUNC([.A21]) ;&quot;&quot;;[.B21]&gt;=[.A21]-TRUNC([.A21]);[.B21]-[.A2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1]=&quot;&quot;;&quot;&quot;;[.F21]=&quot;&quot;;&quot;&quot;;[.F21]&lt;[.E21]-TRUNC([.E21]) ;&quot;&quot;;[.F21]&gt;=[.E21]-TRUNC([.E21]);[.F21]-[.E21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1]=&quot;&quot;;&quot;&quot;;[.J21]=&quot;&quot;;&quot;&quot;;[.J21]&lt;[.I21]-TRUNC([.I21]) ;&quot;&quot;;[.J21]&gt;=[.I21]-TRUNC([.I21]);[.J21]-[.I21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1]=&quot;&quot;;&quot;&quot;;[.N21]=&quot;&quot;;&quot;&quot;;[.N21]&lt;[.M21]-TRUNC([.M21]) ;&quot;&quot;;[.N21]&gt;=[.M21]-TRUNC([.M21]);[.N21]-[.M21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2]=&quot;&quot;;&quot;&quot;;[.B22]=&quot;&quot;;&quot;&quot;;[.B22]&lt;[.A22]-TRUNC([.A22]) ;&quot;&quot;;[.B22]&gt;=[.A22]-TRUNC([.A22]);[.B22]-[.A2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2]=&quot;&quot;;&quot;&quot;;[.F22]=&quot;&quot;;&quot;&quot;;[.F22]&lt;[.E22]-TRUNC([.E22]) ;&quot;&quot;;[.F22]&gt;=[.E22]-TRUNC([.E22]);[.F22]-[.E22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2]=&quot;&quot;;&quot;&quot;;[.J22]=&quot;&quot;;&quot;&quot;;[.J22]&lt;[.I22]-TRUNC([.I22]) ;&quot;&quot;;[.J22]&gt;=[.I22]-TRUNC([.I22]);[.J22]-[.I22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2]=&quot;&quot;;&quot;&quot;;[.N22]=&quot;&quot;;&quot;&quot;;[.N22]&lt;[.M22]-TRUNC([.M22]) ;&quot;&quot;;[.N22]&gt;=[.M22]-TRUNC([.M22]);[.N22]-[.M22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3]=&quot;&quot;;&quot;&quot;;[.B23]=&quot;&quot;;&quot;&quot;;[.B23]&lt;[.A23]-TRUNC([.A23]) ;&quot;&quot;;[.B23]&gt;=[.A23]-TRUNC([.A23]);[.B23]-[.A2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3]=&quot;&quot;;&quot;&quot;;[.F23]=&quot;&quot;;&quot;&quot;;[.F23]&lt;[.E23]-TRUNC([.E23]) ;&quot;&quot;;[.F23]&gt;=[.E23]-TRUNC([.E23]);[.F23]-[.E23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3]=&quot;&quot;;&quot;&quot;;[.J23]=&quot;&quot;;&quot;&quot;;[.J23]&lt;[.I23]-TRUNC([.I23]) ;&quot;&quot;;[.J23]&gt;=[.I23]-TRUNC([.I23]);[.J23]-[.I23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3]=&quot;&quot;;&quot;&quot;;[.N23]=&quot;&quot;;&quot;&quot;;[.N23]&lt;[.M23]-TRUNC([.M23]) ;&quot;&quot;;[.N23]&gt;=[.M23]-TRUNC([.M23]);[.N23]-[.M23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4]=&quot;&quot;;&quot;&quot;;[.B24]=&quot;&quot;;&quot;&quot;;[.B24]&lt;[.A24]-TRUNC([.A24]) ;&quot;&quot;;[.B24]&gt;=[.A24]-TRUNC([.A24]);[.B24]-[.A2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4]=&quot;&quot;;&quot;&quot;;[.F24]=&quot;&quot;;&quot;&quot;;[.F24]&lt;[.E24]-TRUNC([.E24]) ;&quot;&quot;;[.F24]&gt;=[.E24]-TRUNC([.E24]);[.F24]-[.E24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4]=&quot;&quot;;&quot;&quot;;[.J24]=&quot;&quot;;&quot;&quot;;[.J24]&lt;[.I24]-TRUNC([.I24]) ;&quot;&quot;;[.J24]&gt;=[.I24]-TRUNC([.I24]);[.J24]-[.I24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4]=&quot;&quot;;&quot;&quot;;[.N24]=&quot;&quot;;&quot;&quot;;[.N24]&lt;[.M24]-TRUNC([.M24]) ;&quot;&quot;;[.N24]&gt;=[.M24]-TRUNC([.M24]);[.N24]-[.M24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5]=&quot;&quot;;&quot;&quot;;[.B25]=&quot;&quot;;&quot;&quot;;[.B25]&lt;[.A25]-TRUNC([.A25]) ;&quot;&quot;;[.B25]&gt;=[.A25]-TRUNC([.A25]);[.B25]-[.A2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5]=&quot;&quot;;&quot;&quot;;[.F25]=&quot;&quot;;&quot;&quot;;[.F25]&lt;[.E25]-TRUNC([.E25]) ;&quot;&quot;;[.F25]&gt;=[.E25]-TRUNC([.E25]);[.F25]-[.E25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5]=&quot;&quot;;&quot;&quot;;[.J25]=&quot;&quot;;&quot;&quot;;[.J25]&lt;[.I25]-TRUNC([.I25]) ;&quot;&quot;;[.J25]&gt;=[.I25]-TRUNC([.I25]);[.J25]-[.I25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5]=&quot;&quot;;&quot;&quot;;[.N25]=&quot;&quot;;&quot;&quot;;[.N25]&lt;[.M25]-TRUNC([.M25]) ;&quot;&quot;;[.N25]&gt;=[.M25]-TRUNC([.M25]);[.N25]-[.M25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6]=&quot;&quot;;&quot;&quot;;[.B26]=&quot;&quot;;&quot;&quot;;[.B26]&lt;[.A26]-TRUNC([.A26]) ;&quot;&quot;;[.B26]&gt;=[.A26]-TRUNC([.A26]);[.B26]-[.A2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6]=&quot;&quot;;&quot;&quot;;[.F26]=&quot;&quot;;&quot;&quot;;[.F26]&lt;[.E26]-TRUNC([.E26]) ;&quot;&quot;;[.F26]&gt;=[.E26]-TRUNC([.E26]);[.F26]-[.E26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6]=&quot;&quot;;&quot;&quot;;[.J26]=&quot;&quot;;&quot;&quot;;[.J26]&lt;[.I26]-TRUNC([.I26]) ;&quot;&quot;;[.J26]&gt;=[.I26]-TRUNC([.I26]);[.J26]-[.I26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6]=&quot;&quot;;&quot;&quot;;[.N26]=&quot;&quot;;&quot;&quot;;[.N26]&lt;[.M26]-TRUNC([.M26]) ;&quot;&quot;;[.N26]&gt;=[.M26]-TRUNC([.M26]);[.N26]-[.M26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7]=&quot;&quot;;&quot;&quot;;[.B27]=&quot;&quot;;&quot;&quot;;[.B27]&lt;[.A27]-TRUNC([.A27]) ;&quot;&quot;;[.B27]&gt;=[.A27]-TRUNC([.A27]);[.B27]-[.A2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7]=&quot;&quot;;&quot;&quot;;[.F27]=&quot;&quot;;&quot;&quot;;[.F27]&lt;[.E27]-TRUNC([.E27]) ;&quot;&quot;;[.F27]&gt;=[.E27]-TRUNC([.E27]);[.F27]-[.E27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7]=&quot;&quot;;&quot;&quot;;[.J27]=&quot;&quot;;&quot;&quot;;[.J27]&lt;[.I27]-TRUNC([.I27]) ;&quot;&quot;;[.J27]&gt;=[.I27]-TRUNC([.I27]);[.J27]-[.I27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7]=&quot;&quot;;&quot;&quot;;[.N27]=&quot;&quot;;&quot;&quot;;[.N27]&lt;[.M27]-TRUNC([.M27]) ;&quot;&quot;;[.N27]&gt;=[.M27]-TRUNC([.M27]);[.N27]-[.M27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8]=&quot;&quot;;&quot;&quot;;[.B28]=&quot;&quot;;&quot;&quot;;[.B28]&lt;[.A28]-TRUNC([.A28]) ;&quot;&quot;;[.B28]&gt;=[.A28]-TRUNC([.A28]);[.B28]-[.A2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8]=&quot;&quot;;&quot;&quot;;[.F28]=&quot;&quot;;&quot;&quot;;[.F28]&lt;[.E28]-TRUNC([.E28]) ;&quot;&quot;;[.F28]&gt;=[.E28]-TRUNC([.E28]);[.F28]-[.E28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8]=&quot;&quot;;&quot;&quot;;[.J28]=&quot;&quot;;&quot;&quot;;[.J28]&lt;[.I28]-TRUNC([.I28]) ;&quot;&quot;;[.J28]&gt;=[.I28]-TRUNC([.I28]);[.J28]-[.I28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8]=&quot;&quot;;&quot;&quot;;[.N28]=&quot;&quot;;&quot;&quot;;[.N28]&lt;[.M28]-TRUNC([.M28]) ;&quot;&quot;;[.N28]&gt;=[.M28]-TRUNC([.M28]);[.N28]-[.M28])">
            <text:p/>
          </table:table-cell>
          <table:table-cell table:number-columns-repeated="49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29]=&quot;&quot;;&quot;&quot;;[.B29]=&quot;&quot;;&quot;&quot;;[.B29]&lt;[.A29]-TRUNC([.A29]) ;&quot;&quot;;[.B29]&gt;=[.A29]-TRUNC([.A29]);[.B29]-[.A2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29]=&quot;&quot;;&quot;&quot;;[.F29]=&quot;&quot;;&quot;&quot;;[.F29]&lt;[.E29]-TRUNC([.E29]) ;&quot;&quot;;[.F29]&gt;=[.E29]-TRUNC([.E29]);[.F29]-[.E29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29]=&quot;&quot;;&quot;&quot;;[.J29]=&quot;&quot;;&quot;&quot;;[.J29]&lt;[.I29]-TRUNC([.I29]) ;&quot;&quot;;[.J29]&gt;=[.I29]-TRUNC([.I29]);[.J29]-[.I29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29]=&quot;&quot;;&quot;&quot;;[.N29]=&quot;&quot;;&quot;&quot;;[.N29]&lt;[.M29]-TRUNC([.M29]) ;&quot;&quot;;[.N29]&gt;=[.M29]-TRUNC([.M29]);[.N29]-[.M29])">
            <text:p/>
          </table:table-cell>
          <table:table-cell table:style-name="ce66"/>
          <table:table-cell table:number-columns-repeated="48"/>
        </table:table-row>
        <table:table-row table:style-name="ro1">
          <table:table-cell table:style-name="ce11"/>
          <table:table-cell table:style-name="ce27"/>
          <table:table-cell table:style-name="ce45" table:formula="of:=COM.MICROSOFT.IFS([.A30]=&quot;&quot;;&quot;&quot;;[.B30]=&quot;&quot;;&quot;&quot;;[.B30]&lt;[.A30]-TRUNC([.A30]) ;&quot;&quot;;[.B30]&gt;=[.A30]-TRUNC([.A30]);[.B30]-[.A3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E30]=&quot;&quot;;&quot;&quot;;[.F30]=&quot;&quot;;&quot;&quot;;[.F30]&lt;[.E30]-TRUNC([.E30]) ;&quot;&quot;;[.F30]&gt;=[.E30]-TRUNC([.E30]);[.F30]-[.E30])">
            <text:p/>
          </table:table-cell>
          <table:table-cell table:style-name="ce155"/>
          <table:table-cell table:style-name="ce11"/>
          <table:table-cell table:style-name="ce27"/>
          <table:table-cell table:style-name="ce45" table:formula="of:=COM.MICROSOFT.IFS([.I30]=&quot;&quot;;&quot;&quot;;[.J30]=&quot;&quot;;&quot;&quot;;[.J30]&lt;[.I30]-TRUNC([.I30]) ;&quot;&quot;;[.J30]&gt;=[.I30]-TRUNC([.I30]);[.J30]-[.I30])">
            <text:p/>
          </table:table-cell>
          <table:table-cell/>
          <table:table-cell table:style-name="ce11"/>
          <table:table-cell table:style-name="ce27"/>
          <table:table-cell table:style-name="ce45" table:formula="of:=COM.MICROSOFT.IFS([.M30]=&quot;&quot;;&quot;&quot;;[.N30]=&quot;&quot;;&quot;&quot;;[.N30]&lt;[.M30]-TRUNC([.M30]) ;&quot;&quot;;[.N30]&gt;=[.M30]-TRUNC([.M30]);[.N30]-[.M30])">
            <text:p/>
          </table:table-cell>
          <table:table-cell table:number-columns-repeated="49"/>
        </table:table-row>
        <table:table-row table:style-name="ro1">
          <table:table-cell table:style-name="ce12"/>
          <table:table-cell table:style-name="ce29"/>
          <table:table-cell table:style-name="ce46" table:formula="of:=COM.MICROSOFT.IFS([.A31]=&quot;&quot;;&quot;&quot;;[.B31]=&quot;&quot;;&quot;&quot;;[.B31]&lt;[.A31]-TRUNC([.A31]) ;&quot;&quot;;[.B31]&gt;=[.A31]-TRUNC([.A31]);[.B31]-[.A31])">
            <text:p/>
          </table:table-cell>
          <table:table-cell table:style-name="ce155"/>
          <table:table-cell table:style-name="ce12"/>
          <table:table-cell table:style-name="ce29"/>
          <table:table-cell table:style-name="ce46" table:formula="of:=COM.MICROSOFT.IFS([.E31]=&quot;&quot;;&quot;&quot;;[.F31]=&quot;&quot;;&quot;&quot;;[.F31]&lt;[.E31]-TRUNC([.E31]) ;&quot;&quot;;[.F31]&gt;=[.E31]-TRUNC([.E31]);[.F31]-[.E31])">
            <text:p/>
          </table:table-cell>
          <table:table-cell table:style-name="ce155"/>
          <table:table-cell table:style-name="ce12"/>
          <table:table-cell table:style-name="ce29"/>
          <table:table-cell table:style-name="ce46" table:formula="of:=COM.MICROSOFT.IFS([.I31]=&quot;&quot;;&quot;&quot;;[.J31]=&quot;&quot;;&quot;&quot;;[.J31]&lt;[.I31]-TRUNC([.I31]) ;&quot;&quot;;[.J31]&gt;=[.I31]-TRUNC([.I31]);[.J31]-[.I31])">
            <text:p/>
          </table:table-cell>
          <table:table-cell/>
          <table:table-cell table:style-name="ce12"/>
          <table:table-cell table:style-name="ce29"/>
          <table:table-cell table:style-name="ce46" table:formula="of:=COM.MICROSOFT.IFS([.M31]=&quot;&quot;;&quot;&quot;;[.N31]=&quot;&quot;;&quot;&quot;;[.N31]&lt;[.M31]-TRUNC([.M31]) ;&quot;&quot;;[.N31]&gt;=[.M31]-TRUNC([.M31]);[.N31]-[.M31])">
            <text:p/>
          </table:table-cell>
          <table:table-cell table:number-columns-repeated="49"/>
        </table:table-row>
        <table:table-row table:style-name="ro1"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 table:style-name="ce155"/>
          <table:table-cell table:style-name="ce17"/>
          <table:table-cell table:style-name="ce38"/>
          <table:table-cell table:style-name="ce50"/>
          <table:table-cell/>
          <table:table-cell table:style-name="ce17"/>
          <table:table-cell table:style-name="ce38"/>
          <table:table-cell table:style-name="ce50"/>
          <table:table-cell table:number-columns-repeated="49"/>
        </table:table-row>
        <table:table-row table:style-name="ro1">
          <table:table-cell table:style-name="ce15" table:formula="of:=IFERROR(INDEX([.A5:.A31];MATCH(1;INDEX(([.A5:.A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C5:.C31];&quot;&lt;&gt;&quot;;[.C5:.C31]);SUM([.C5:.C31]);&quot;&quot;)">
            <text:p/>
          </table:table-cell>
          <table:table-cell table:style-name="ce155"/>
          <table:table-cell table:style-name="ce15" table:formula="of:=IFERROR(INDEX([.E5:.E31];MATCH(1;INDEX(([.E5:.E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G5:.G31];&quot;&lt;&gt;&quot;;[.G5:.G31]);SUM([.G5:.G31]);&quot;&quot;)">
            <text:p/>
          </table:table-cell>
          <table:table-cell table:style-name="ce155"/>
          <table:table-cell table:style-name="ce15" table:formula="of:=IFERROR(INDEX([.I5:.I31];MATCH(1;INDEX(([.I5:.I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K5:.K31];&quot;&lt;&gt;&quot;;[.K5:.K31]);SUM([.K5:.K31]);&quot;&quot;)">
            <text:p/>
          </table:table-cell>
          <table:table-cell/>
          <table:table-cell table:style-name="ce15" table:formula="of:=IFERROR(INDEX([.M5:.M31];MATCH(1;INDEX(([.M5:.M31]&lt;&gt;&quot;&quot;);0);0));&quot;&quot;)">
            <text:p/>
          </table:table-cell>
          <table:table-cell table:style-name="ce39" office:value-type="string" calcext:value-type="string">
            <text:p>Sum Total</text:p>
          </table:table-cell>
          <table:table-cell table:style-name="ce48" table:formula="of:=IF(SUMIF([.O5:.O31];&quot;&lt;&gt;&quot;;[.O5:.O31]);SUM([.O5:.O31]);&quot;&quot;)">
            <text:p/>
          </table:table-cell>
          <table:table-cell/>
          <table:table-cell table:style-name="ce69" office:value-type="string" calcext:value-type="string" table:number-columns-spanned="2" table:number-rows-spanned="1">
            <text:p>2020</text:p>
          </table:table-cell>
          <table:covered-table-cell/>
          <table:table-cell table:number-columns-repeated="46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shapes>
          <draw:custom-shape draw:z-index="0" draw:style-name="gr11" draw:text-style-name="P16" svg:width="0.7748in" svg:height="0.3874in" svg:x="11.4205in" svg:y="0.598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9"><text:span text:style-name="T6">Go to</text:span></text:p>
            <text:p text:style-name="P9"><text:span text:style-name="T6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6" table:number-columns-repeated="2" table:default-cell-style-name="Default"/>
        <table:table-column table:style-name="co7" table:number-columns-repeated="4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number-columns-repeated="5" table:default-cell-style-name="ce51"/>
        <table:table-column table:style-name="co5" table:number-columns-repeated="50" table:default-cell-style-name="ce51"/>
        <table:table-row table:style-name="ro2">
          <table:table-cell/>
          <table:table-cell table:style-name="ce63"/>
          <table:table-cell table:style-name="ce84" table:number-columns-repeated="4"/>
          <table:table-cell table:style-name="ce155"/>
          <table:table-cell table:style-name="ce84"/>
          <table:table-cell table:style-name="ce155"/>
          <table:table-cell table:style-name="ce19" table:number-columns-repeated="55"/>
        </table:table-row>
        <table:table-row table:style-name="ro2" table:number-rows-repeated="2">
          <table:table-cell/>
          <table:table-cell table:style-name="ce19"/>
          <table:table-cell table:style-name="ce83" table:number-columns-repeated="4"/>
          <table:table-cell table:style-name="ce155"/>
          <table:table-cell table:style-name="ce83"/>
          <table:table-cell table:style-name="ce155"/>
          <table:table-cell table:style-name="ce19" table:number-columns-repeated="55"/>
        </table:table-row>
        <table:table-row table:style-name="ro2">
          <table:table-cell/>
          <table:table-cell table:style-name="ce19" table:number-columns-repeated="7"/>
          <table:table-cell table:style-name="ce155"/>
          <table:table-cell table:style-name="ce60" table:number-columns-spanned="4" table:number-rows-spanned="1"/>
          <table:covered-table-cell table:number-columns-repeated="3" table:style-name="ce99"/>
          <table:table-cell table:style-name="ce60"/>
          <table:table-cell table:style-name="ce19" table:number-columns-repeated="50"/>
        </table:table-row>
        <table:table-row table:style-name="ro2">
          <table:table-cell/>
          <table:table-cell table:style-name="ce19"/>
          <table:table-cell table:style-name="ce61"/>
          <table:table-cell table:style-name="ce77" table:number-columns-repeated="3"/>
          <table:table-cell table:style-name="Default" table:number-columns-repeated="2"/>
          <table:table-cell table:style-name="ce155" table:number-columns-repeated="6"/>
          <table:table-cell table:style-name="ce19" table:number-columns-repeated="50"/>
        </table:table-row>
        <table:table-row table:style-name="ro2">
          <table:table-cell/>
          <table:table-cell table:style-name="ce51"/>
          <table:table-cell table:style-name="ce19" table:number-columns-repeated="6"/>
          <table:table-cell table:style-name="ce155"/>
          <table:table-cell table:style-name="ce84" table:number-columns-repeated="5"/>
          <table:table-cell table:style-name="ce19"/>
          <table:table-cell table:style-name="Default"/>
          <table:table-cell table:style-name="ce19" table:number-columns-repeated="48"/>
        </table:table-row>
        <table:table-row table:style-name="ro2">
          <table:table-cell/>
          <table:table-cell table:style-name="ce51"/>
          <table:table-cell table:style-name="ce60" table:number-columns-repeated="4"/>
          <table:table-cell table:style-name="ce19"/>
          <table:table-cell table:style-name="ce60"/>
          <table:table-cell table:style-name="ce19" table:number-columns-repeated="6"/>
          <table:table-cell table:number-columns-repeated="2"/>
          <table:table-cell table:style-name="ce19" table:number-columns-repeated="48"/>
        </table:table-row>
        <table:table-row table:style-name="ro2" table:number-rows-repeated="5">
          <table:table-cell/>
          <table:table-cell table:style-name="ce51"/>
          <table:table-cell table:number-columns-repeated="62"/>
        </table:table-row>
        <table:table-row table:style-name="ro2" table:number-rows-repeated="9">
          <table:table-cell/>
          <table:table-cell table:style-name="ce51"/>
          <table:table-cell table:style-name="ce62" table:number-columns-repeated="4"/>
          <table:table-cell/>
          <table:table-cell table:style-name="ce70"/>
          <table:table-cell table:number-columns-repeated="56"/>
        </table:table-row>
        <table:table-row table:style-name="ro2" table:number-rows-repeated="16">
          <table:table-cell/>
          <table:table-cell table:style-name="ce51"/>
          <table:table-cell table:style-name="ce62" table:number-columns-repeated="4"/>
          <table:table-cell table:style-name="ce80"/>
          <table:table-cell table:style-name="ce70"/>
          <table:table-cell table:number-columns-repeated="56"/>
        </table:table-row>
        <table:table-row table:style-name="ro2" table:number-rows-repeated="59">
          <table:table-cell/>
          <table:table-cell table:style-name="ce51"/>
          <table:table-cell table:style-name="ce70" table:number-columns-repeated="4"/>
          <table:table-cell table:style-name="ce80"/>
          <table:table-cell table:style-name="ce70"/>
          <table:table-cell table:number-columns-repeated="56"/>
        </table:table-row>
        <table:table-row table:style-name="ro2" table:number-rows-repeated="118">
          <table:table-cell/>
          <table:table-cell table:style-name="ce51"/>
          <table:table-cell table:style-name="ce71" table:number-columns-repeated="4"/>
          <table:table-cell table:style-name="ce80"/>
          <table:table-cell table:style-name="ce71"/>
          <table:table-cell table:number-columns-repeated="56"/>
        </table:table-row>
        <table:table-row table:style-name="ro2" table:number-rows-repeated="283">
          <table:table-cell/>
          <table:table-cell table:style-name="ce51"/>
          <table:table-cell table:number-columns-repeated="62"/>
        </table:table-row>
        <table:table-row table:style-name="ro2" table:number-rows-repeated="104807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3" table:style-name="ta1">
        <table:shapes>
          <draw:custom-shape draw:z-index="0" draw:style-name="gr12" draw:text-style-name="P16" svg:width="0.6953in" svg:height="0.3535in" svg:x="9.3815in" svg:y="0.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9"><text:span text:style-name="T3">Go to</text:span></text:p>
            <text:p text:style-name="P9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3" table:default-cell-style-name="ce19"/>
        <table:table-column table:style-name="co14" table:default-cell-style-name="ce19"/>
        <table:table-column table:style-name="co3" table:default-cell-style-name="ce19"/>
        <table:table-column table:style-name="co16" table:default-cell-style-name="ce19"/>
        <table:table-column table:style-name="co12" table:default-cell-style-name="ce19"/>
        <table:table-column table:style-name="co5" table:default-cell-style-name="ce19"/>
        <table:table-column table:style-name="co17" table:default-cell-style-name="ce19"/>
        <table:table-column table:style-name="co5" table:number-columns-repeated="47" table:default-cell-style-name="ce19"/>
        <table:table-row table:style-name="ro2">
          <table:table-cell table:number-columns-repeated="64"/>
        </table:table-row>
        <table:table-row table:style-name="ro2">
          <table:table-cell/>
          <table:table-cell table:style-name="ce76" table:number-columns-spanned="11" table:number-rows-spanned="2"/>
          <table:covered-table-cell table:number-columns-repeated="2" table:style-name="ce76"/>
          <table:covered-table-cell table:number-columns-repeated="8"/>
          <table:table-cell table:number-columns-repeated="52"/>
        </table:table-row>
        <table:table-row table:style-name="ro2">
          <table:table-cell table:style-name="ce155"/>
          <table:covered-table-cell table:number-columns-repeated="3" table:style-name="ce78"/>
          <table:covered-table-cell table:number-columns-repeated="8" table:style-name="ce155"/>
          <table:table-cell table:style-name="ce155" table:number-columns-repeated="2"/>
          <table:table-cell table:number-columns-repeated="50"/>
        </table:table-row>
        <table:table-row table:style-name="ro2">
          <table:table-cell table:style-name="ce155" table:number-columns-repeated="14"/>
          <table:table-cell table:number-columns-repeated="50"/>
        </table:table-row>
        <table:table-row table:style-name="ro2">
          <table:table-cell table:style-name="ce155"/>
          <table:table-cell table:style-name="ce103" table:number-columns-spanned="2" table:number-rows-spanned="1"/>
          <table:covered-table-cell table:style-name="ce106"/>
          <table:table-cell table:style-name="Default"/>
          <table:table-cell table:style-name="ce103" table:number-columns-spanned="2" table:number-rows-spanned="1"/>
          <table:covered-table-cell table:style-name="ce106"/>
          <table:table-cell table:style-name="Default"/>
          <table:table-cell table:style-name="ce103" table:number-columns-spanned="2" table:number-rows-spanned="1"/>
          <table:covered-table-cell table:style-name="ce106"/>
          <table:table-cell table:style-name="Default"/>
          <table:table-cell table:style-name="ce103" table:number-columns-spanned="2" table:number-rows-spanned="1"/>
          <table:covered-table-cell table:style-name="ce106"/>
          <table:table-cell table:style-name="ce112"/>
          <table:table-cell table:style-name="Default"/>
          <table:table-cell table:number-columns-repeated="50"/>
        </table:table-row>
        <table:table-row table:style-name="ro2">
          <table:table-cell table:style-name="ce155" table:number-columns-repeated="13"/>
          <table:table-cell table:style-name="ce112"/>
          <table:table-cell table:number-columns-repeated="50"/>
        </table:table-row>
        <table:table-row table:style-name="ro2" table:number-rows-repeated="5">
          <table:table-cell table:style-name="ce100"/>
          <table:table-cell table:style-name="ce105"/>
          <table:table-cell table:style-name="ce107"/>
          <table:table-cell table:style-name="ce108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ce155"/>
          <table:table-cell table:style-name="ce114"/>
          <table:table-cell table:style-name="ce115"/>
          <table:table-cell table:number-columns-repeated="49"/>
        </table:table-row>
        <table:table-row table:style-name="ro2" table:number-rows-repeated="2">
          <table:table-cell table:style-name="ce100"/>
          <table:table-cell table:style-name="ce105"/>
          <table:table-cell table:style-name="ce107"/>
          <table:table-cell table:style-name="ce108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ce155"/>
          <table:table-cell table:style-name="ce114"/>
          <table:table-cell table:style-name="ce115"/>
          <table:table-cell table:number-columns-repeated="2"/>
          <table:table-cell table:style-name="Default"/>
          <table:table-cell table:number-columns-repeated="46"/>
        </table:table-row>
        <table:table-row table:style-name="ro2" table:number-rows-repeated="5">
          <table:table-cell table:style-name="ce100"/>
          <table:table-cell table:style-name="ce105"/>
          <table:table-cell table:style-name="ce107"/>
          <table:table-cell table:style-name="ce108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Default"/>
          <table:table-cell table:style-name="ce105"/>
          <table:table-cell table:style-name="ce107"/>
          <table:table-cell table:style-name="ce155"/>
          <table:table-cell table:style-name="ce114"/>
          <table:table-cell table:style-name="ce115"/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2">
          <table:table-cell table:style-name="ce101"/>
          <table:table-cell table:style-name="ce105"/>
          <table:table-cell table:style-name="ce107"/>
          <table:table-cell/>
          <table:table-cell table:style-name="ce105"/>
          <table:table-cell table:style-name="ce107"/>
          <table:table-cell/>
          <table:table-cell table:style-name="ce105"/>
          <table:table-cell table:style-name="ce107"/>
          <table:table-cell/>
          <table:table-cell table:style-name="ce105"/>
          <table:table-cell table:style-name="ce107"/>
          <table:table-cell/>
          <table:table-cell table:style-name="ce114"/>
          <table:table-cell table:number-columns-repeated="50"/>
        </table:table-row>
        <table:table-row table:style-name="ro2">
          <table:table-cell table:number-columns-repeated="7"/>
          <table:table-cell table:style-name="ce118" table:number-columns-repeated="3"/>
          <table:table-cell table:style-name="ce95" table:number-columns-repeated="2"/>
          <table:table-cell table:number-columns-repeated="52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number-columns-repeated="12"/>
          <table:table-cell table:style-name="ce120"/>
          <table:table-cell table:number-columns-repeated="51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Instructions" table:style-name="ta1">
        <table:shapes>
          <draw:custom-shape draw:z-index="0" draw:style-name="gr13" draw:text-style-name="P16" svg:width="0.6642in" svg:height="0.3228in" svg:x="9.5402in" svg:y="1.0224in">
            <office:event-listeners>
              <script:event-listener script:language="ooo:script" script:event-name="dom:click" xlink:href="vnd.sun.star.script:LibraryTT.Module1.GoHome?language=Basic&amp;location=document" xlink:type="simple"/>
            </office:event-listeners>
            <text:p text:style-name="P9"><text:span text:style-name="T3">Go to</text:span></text:p>
            <text:p text:style-name="P9"><text:span text:style-name="T3">Sheet 1</text:span></text:p>
            <draw:enhanced-geometry svg:viewBox="0 0 21600 21600" draw:path-stretchpoint-x="10800" draw:path-stretchpoint-y="10800" draw:text-areas="?f3 ?f4 ?f5 ?f6" draw:type="round-rectangle" draw:modifiers="1542.85714285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number-columns-repeated="8" table:default-cell-style-name="ce19"/>
        <table:table-column table:style-name="co18" table:default-cell-style-name="ce19"/>
        <table:table-column table:style-name="co5" table:number-columns-repeated="55" table:default-cell-style-name="ce19"/>
        <table:table-row table:style-name="ro2">
          <table:table-cell table:number-columns-repeated="9"/>
          <table:table-cell table:style-name="Default"/>
          <table:table-cell table:style-name="ce94"/>
          <table:table-cell table:number-columns-repeated="2"/>
          <table:table-cell table:style-name="ce94"/>
          <table:table-cell table:number-columns-repeated="50"/>
        </table:table-row>
        <table:table-row table:style-name="ro2" table:number-rows-repeated="52">
          <table:table-cell table:number-columns-repeated="64"/>
        </table:table-row>
        <table:table-row table:style-name="ro2">
          <table:table-cell table:number-columns-repeated="7"/>
          <table:table-cell table:style-name="ce97" table:number-columns-spanned="2" table:number-rows-spanned="1"/>
          <table:covered-table-cell/>
          <table:table-cell table:number-columns-repeated="55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number-columns-repeated="7"/>
          <table:table-cell table:style-name="ce94" table:number-columns-spanned="2" table:number-rows-spanned="1"/>
          <table:covered-table-cell/>
          <table:table-cell table:number-columns-repeated="55"/>
        </table:table-row>
        <table:table-row table:style-name="ro2" table:number-rows-repeated="104850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1" table:target-range-address="Sheet2.B6:Sheet2.H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tlanta" svg:font-family="Atlanta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/>
      <number:text>.</number:text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time-style style:name="N156" number:title="User-defined" number:truncate-on-overflow="false">
      <number:hours number:style="long"/>
      <number:text>:</number:text>
      <number:minutes number:style="long"/>
    </number:time-style>
    <number:number-style style:name="N157">
      <number:number number:decimal-places="2" loext:min-decimal-places="2" number:min-integer-digits="0"/>
    </number:number-style>
    <number:time-style style:name="N158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159">
      <number:day-of-week/>
      <number:text>, </number:text>
      <number:month number:textual="true"/>
      <number:text> </number:text>
      <number:day/>
      <number:text>, </number:text>
      <number:year number:style="long"/>
    </number:date-style>
    <number:time-style style:name="N160" number:truncate-on-overflow="false">
      <number:hours number:style="long"/>
      <number:text>:</number:text>
      <number:minutes number:style="long"/>
      <number:text>:</number:text>
      <number:seconds number:style="long" number:decimal-places="3"/>
    </number:time-style>
    <number:percentage-style style:name="N161">
      <number:number number:decimal-places="0" loext:min-decimal-places="0" number:min-integer-digits="0"/>
      <number:text>%</number:text>
    </number:percentage-style>
    <number:number-style style:name="N16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$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day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cell-protect="none" style:print-content="true"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gradient draw:name="Blue_20_Touch" draw:display-name="Blue Touch" draw:style="linear" draw:start-color="#b4c7dc" draw:end-color="#dee6ef" draw:start-intensity="100%" draw:end-intensity="100%" draw:angle="10" draw:border="0%"/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Gradient_20_1" draw:display-name="Gradient 1" draw:style="linear" draw:start-color="#dee6ef" draw:end-color="#3465a4" draw:start-intensity="100%" draw:end-intensity="100%" draw:angle="3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gradient draw:name="Teal_20_to_20_Blue" draw:display-name="Teal to Blue" draw:style="linear" draw:start-color="#50938a" draw:end-color="#5983b0" draw:start-intensity="100%" draw:end-intensity="100%" draw:angle="300" draw:border="0%"/>
    <draw:gradient draw:name="gradient" draw:style="linear" draw:start-color="#b4c7dc" draw:end-color="#3465a4" draw:start-intensity="100%" draw:end-intensity="100%" draw:angle="300" draw:border="0%"/>
  </office:styles>
  <office:automatic-styles>
    <style:page-layout style:name="Mpm1">
      <style:page-layout-properties fo:page-width="11in" fo:page-height="8.5in" style:num-format="1" style:print-orientation="landscape" style:first-page-number="continue" style:scale-to="8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9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20:47:41.628838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12-15T17:08:22.871000000</meta:creation-date>
    <dc:date>2020-03-09T20:44:29.427261242</dc:date>
    <meta:editing-duration>P5DT2H28M33S</meta:editing-duration>
    <meta:editing-cycles>943</meta:editing-cycles>
    <meta:generator>LibreOfficeDev/7.0.0.0.alpha0$Linux_X86_64 LibreOffice_project/8b59a3cbdd0ade1fdb026e42d5c985fa59a3effd</meta:generator>
    <meta:document-statistic meta:table-count="4" meta:cell-count="137" meta:object-count="13"/>
  </office:meta>
</office:document-meta>
</file>